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angroup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angroup</text:h>
                    <text:list>
                        <text:list-item>
                            <text:h text:style-name="Heading_20_2" text:outline-level="2">Description</text:h>
                        </text:list-item>
                    </text:list>
                </text:list-item>
            </text:list>

            <text:p text:style-name="Standard">This Widget displays text spans with different styles. It allows combining multiple text segments (spans) with individual formatting for each.</text:p><text:p text:style-name="Standard">More info (<text:a xlink:type="simple" xlink:href="https://docs.lvgl.io/master/widgets/spangroup.html" text:style-name="Internet_20_link" text:visited-style-name="Visited_20_Internet_20_Link">link</text:a>)</text:p>

            
                <text:list xml:id="list_Spangroup2" text:continue-numbering="true" text:continue-list="list_Spangrou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angroup5"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 wrapping and layout mode (LVGL 8.4.0 and 9.2.2 only):</text:p>
                    <text:list xml:id="list_Spangroup6" text:style-name="List_20_1">
                        
                        <text:list-item>
                            <text:p text:style-name="List_20_1_20_End">
                                <text:span text:style-name="backtick">FIXED</text:span> (default) – Text is laid out in a fixed manner without wrapping.
                            </text:p>
                            
                        </text:list-item>
                        
                    

                        <text:list-item>
                            <text:p text:style-name="List_20_1_20_End">
                                <text:span text:style-name="backtick">EXPAND</text:span> – Text expands to fill available space.
                            </text:p>
                            
                        </text:list-item>
                        
                    

                        <text:list-item>
                            <text:p text:style-name="List_20_1_20_End">
                                <text:span text:style-name="backtick">BREAK</text:span> – Text wraps to multiple lines.
                            </text:p>
                            
                        </text:list-item>
                        
                    
                    </text:list>
                ,
                                            <text:list xml:id="list_Spangroup7" text:continue-numbering="true" text:continue-list="list_Spangroup5" text:style-name="Outline">
                                                <text:list-item>
                                                    <text:list>
                                                        <text:list-item>
                                                            <text:list>
                                                                <text:list-item>
                                                                    <text:h text:style-name="Heading_20_3" text:outline-level="3">
                                                                        Overflow
                                                                        <text:s text:c="4"/>
                                                                        <text:span text:style-name="T2">Enum</text:span>
                                                                    </text:h>
                                                                </text:list-item>
                                                            </text:list>
                                                        </text:list-item>
                                                    </text:list>
                                                </text:list-item>
                                            </text:list>
                                            <text:p text:style-name="Standard">How text overflowing the widget boundaries is handled:</text:p>
                    <text:list xml:id="list_Spangroup8" text:style-name="List_20_1">
                        
                        <text:list-item>
                            <text:p text:style-name="List_20_1">
                                <text:span text:style-name="backtick">CLIP</text:span> (default) – Overflowing text is clipped.
                            </text:p>
                            
                        </text:list-item>
                        
                    

                        <text:list-item>
                            <text:p text:style-name="List_20_1">
                                <text:span text:style-name="backtick">ELLIPSIS</text:span> – Overflowing text is replaced with ellipsis ("…").
                            </text:p>
                            
                        </text:list-item>
                        
                    
                    </text:list>
                ,
                                            <text:list xml:id="list_Spangroup9" text:continue-numbering="true" text:continue-list="list_Spangroup7" text:style-name="Outline">
                                                <text:list-item>
                                                    <text:list>
                                                        <text:list-item>
                                                            <text:list>
                                                                <text:list-item>
                                                                    <text:h text:style-name="Heading_20_3" text:outline-level="3">
                                                                        Indent
                                                                        <text:s text:c="4"/>
                                                                        <text:span text:style-name="T2">Number</text:span>
                                                                    </text:h>
                                                                </text:list-item>
                                                            </text:list>
                                                        </text:list-item>
                                                    </text:list>
                                                </text:list-item>
                                            </text:list>
                                            <text:p text:style-name="Standard">Indentation for text layout in pixels.</text:p>,
                                            <text:list xml:id="list_Spangroup10" text:continue-numbering="true" text:continue-list="list_Spangroup9" text:style-name="Outline">
                                                <text:list-item>
                                                    <text:list>
                                                        <text:list-item>
                                                            <text:list>
                                                                <text:list-item>
                                                                    <text:h text:style-name="Heading_20_3" text:outline-level="3">
                                                                        Max lines
                                                                        <text:s text:c="4"/>
                                                                        <text:span text:style-name="T2">Number</text:span>
                                                                    </text:h>
                                                                </text:list-item>
                                                            </text:list>
                                                        </text:list-item>
                                                    </text:list>
                                                </text:list-item>
                                            </text:list>
                                            <text:p text:style-name="Standard">Maximum number of lines to display. Use <text:span text:style-name="backtick">-1</text:span> to allow unlimited lines.</text:p>,
                                            <text:list xml:id="list_Spangroup11" text:continue-numbering="true" text:continue-list="list_Spangroup10" text:style-name="Outline">
                                                <text:list-item>
                                                    <text:list>
                                                        <text:list-item>
                                                            <text:list>
                                                                <text:list-item>
                                                                    <text:h text:style-name="Heading_20_3" text:outline-level="3">
                                                                        Align
                                                                        <text:s text:c="4"/>
                                                                        <text:span text:style-name="T2">Enum</text:span>
                                                                    </text:h>
                                                                </text:list-item>
                                                            </text:list>
                                                        </text:list-item>
                                                    </text:list>
                                                </text:list-item>
                                            </text:list>
                                            <text:p text:style-name="Standard">Text alignment within the widget (LVGL 8.4.0 and 9.2.2 only):</text:p>
                    <text:list xml:id="list_Spangroup12" text:style-name="List_20_1">
                        
                        <text:list-item>
                            <text:p text:style-name="List_20_1">
                                <text:span text:style-name="backtick">AUTO</text:span> (default) – Automatic alignment based on the language direction.
                            </text:p>
                            
                        </text:list-item>
                        
                    

                        <text:list-item>
                            <text:p text:style-name="List_20_1">
                                <text:span text:style-name="backtick">LEFT</text:span> – Left align text.
                            </text:p>
                            
                        </text:list-item>
                        
                    

                        <text:list-item>
                            <text:p text:style-name="List_20_1">
                                <text:span text:style-name="backtick">CENTER</text:span> – Center align text.
                            </text:p>
                            
                        </text:list-item>
                        
                    

                        <text:list-item>
                            <text:p text:style-name="List_20_1">
                                <text:span text:style-name="backtick">RIGHT</text:span> – Right align text.
                            </text:p>
                            
                        </text:list-item>
                        
                    
                    </text:list>
                ,
                                            <text:list xml:id="list_Spangroup13" text:continue-numbering="true" text:continue-list="list_Spangroup11" text:style-name="Outline">
                                                <text:list-item>
                                                    <text:list>
                                                        <text:list-item>
                                                            <text:list>
                                                                <text:list-item>
                                                                    <text:h text:style-name="Heading_20_3" text:outline-level="3">
                                                                        Spans
                                                                        <text:s text:c="4"/>
                                                                        <text:span text:style-name="T2">Array</text:span>
                                                                    </text:h>
                                                                </text:list-item>
                                                            </text:list>
                                                        </text:list-item>
                                                    </text:list>
                                                </text:list-item>
                                            </text:list>
                                            <text:p text:style-name="Standard">Array of text spans. Each span can have its own text content and individual styling (color, font, decoration, letter/line spacing, opaci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angroup14" text:continue-numbering="true" text:continue-list="list_Spangroup13"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angroup15" text:continue-numbering="true" text:continue-list="list_Spangroup1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angroup16" text:continue-numbering="true" text:continue-list="list_Spangroup1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angroup1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angroup18" text:continue-numbering="true" text:continue-list="list_Spangroup16"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Spangroup19" text:continue-numbering="true" text:continue-list="list_Spangroup1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angroup20" text:continue-numbering="true" text:continue-list="list_Spangroup1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angroup2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angroup22" text:continue-numbering="true" text:continue-list="list_Spangroup2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angroup23" text:continue-numbering="true" text:continue-list="list_Spangroup2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angroup2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angroup25" text:continue-numbering="true" text:continue-list="list_Spangroup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angroup26" text:continue-numbering="true" text:continue-list="list_Spangroup2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angroup2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angroup28" text:continue-numbering="true" text:continue-list="list_Spangroup2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angroup29" text:continue-numbering="true" text:continue-list="list_Spangroup2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angroup3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pangroup31" text:continue-numbering="true" text:continue-list="list_Spangroup2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pangroup32" text:continue-numbering="true" text:continue-list="list_Spangroup3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angroup33" text:continue-numbering="true" text:continue-list="list_Spangroup3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angroup34" text:continue-numbering="true" text:continue-list="list_Spangroup3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angroup35" text:continue-numbering="true" text:continue-list="list_Spangroup3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angroup36" text:continue-numbering="true" text:continue-list="list_Spangroup3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angroup37" text:continue-numbering="true" text:continue-list="list_Spangroup3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angroup38" text:continue-numbering="true" text:continue-list="list_Spangroup3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angroup39" text:continue-numbering="true" text:continue-list="list_Spangroup3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angroup40" text:continue-numbering="true" text:continue-list="list_Spangroup3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angroup41" text:continue-numbering="true" text:continue-list="list_Spangroup4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angroup42" text:continue-numbering="true" text:continue-list="list_Spangroup4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angroup43" text:continue-numbering="true" text:continue-list="list_Spangroup4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angroup44" text:continue-numbering="true" text:continue-list="list_Spangroup4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angroup45" text:continue-numbering="true" text:continue-list="list_Spangroup4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angroup46" text:continue-numbering="true" text:continue-list="list_Spangroup4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angroup47" text:continue-numbering="true" text:continue-list="list_Spangroup4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angroup48" text:continue-numbering="true" text:continue-list="list_Spangroup4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angroup49" text:continue-numbering="true" text:continue-list="list_Spangroup4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angroup50" text:continue-numbering="true" text:continue-list="list_Spangroup4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angroup51" text:continue-numbering="true" text:continue-list="list_Spangroup5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angroup52" text:continue-numbering="true" text:continue-list="list_Spangroup5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angroup53" text:continue-numbering="true" text:continue-list="list_Spangroup5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angroup54" text:continue-numbering="true" text:continue-list="list_Spangroup5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angroup55" text:continue-numbering="true" text:continue-list="list_Spangroup5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angroup56" text:continue-numbering="true" text:continue-list="list_Spangroup5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angroup57" text:continue-numbering="true" text:continue-list="list_Spangroup5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angroup58" text:continue-numbering="true" text:continue-list="list_Spangroup5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angroup5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angroup60" text:continue-numbering="true" text:continue-list="list_Spangroup5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angroup6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angroup62" text:continue-numbering="true" text:continue-list="list_Spangroup6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angroup6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angroup64" text:continue-numbering="true" text:continue-list="list_Spangroup6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angroup6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angroup66" text:continue-numbering="true" text:continue-list="list_Spangroup6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angroup67" text:continue-numbering="true" text:continue-list="list_Spangroup6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angroup68" text:continue-numbering="true" text:continue-list="list_Spangroup6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angroup69" text:continue-numbering="true" text:continue-list="list_Spangroup6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angroup70" text:continue-numbering="true" text:continue-list="list_Spangroup6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angroup71" text:continue-numbering="true" text:continue-list="list_Spangroup7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angroup72" text:continue-numbering="true" text:continue-list="list_Spangroup7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Spangroup73" text:continue-numbering="true" text:continue-list="list_Spangroup72"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angroup74" text:continue-numbering="true" text:continue-list="list_Spangroup7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angroup7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angroup76" text:continue-numbering="true" text:continue-list="list_Spangroup7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angroup77" text:continue-numbering="true" text:continue-list="list_Spangroup7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angroup78" text:continue-numbering="true" text:continue-list="list_Spangroup7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angroup3" text:continue-numbering="true" text:continue-list="list_Spangroup2" text:style-name="Outline">
                    <text:list-item>
                        <text:list>
                            <text:list-item>
                                <text:h text:style-name="Heading_20_2" text:outline-level="2">Inputs</text:h>
                            </text:list-item>
                        </text:list>
                    </text:list-item>
                </text:list>

                

            
                <text:list xml:id="list_Spangroup4" text:continue-numbering="true" text:continue-list="list_Spangroup3" text:style-name="Outline">
                    <text:list-item>
                        <text:list>
                            <text:list-item>
                                <text:h text:style-name="Heading_20_2" text:outline-level="2">Outputs</text:h>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